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BeanServiceUnit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BeanServiceUnit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BeanServiceUnit.setApplicationContext( AbstractXml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BeanServiceUnit.getConfigurationClassLoad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